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54pt"/>
    </style:style>
    <style:style style:name="co2" style:family="table-column">
      <style:table-column-properties fo:break-before="auto" style:column-width="45.01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HOST_cats_weights" table:style-name="ta1">
        <table:shapes>
          <draw:frame draw:z-index="0" draw:style-name="gr1" draw:text-style-name="P1" svg:width="453.51pt" svg:height="255.09pt" svg:x="472.03pt" svg:y="11.85pt">
            <draw:object draw:notify-on-update-of-ranges="GHOST_cats_weights.B2:GHOST_cats_weights.B15 GHOST_cats_weights.C2:GHOST_cats_weights.C15 GHOST_cats_weights.D2:GHOST_cats_weights.D15 GHOST_cats_weights.E2:GHOST_cats_weights.E15 GHOST_cats_weights.F2:GHOST_cats_weights.F15 GHOST_cats_weights.G2:GHOST_cats_weights.G15 GHOST_cats_weights.H2:GHOST_cats_weights.H15 GHOST_cats_weights.I2:GHOST_cats_weights.I15 GHOST_cats_weights.J2:GHOST_cats_weights.J15 GHOST_cats_weights.K2:GHOST_cats_weights.K15 GHOST_cats_weights.L2:GHOST_cats_weights.L15 GHOST_cats_weights.M2:GHOST_cats_weights.M15 GHOST_cats_weights.N2:GHOST_cats_weights.N15 GHOST_cats_weights.O2:GHOST_cats_weights.O15 GHOST_cats_weights.P2:GHOST_cats_weights.P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Cats</text:p>
          </table:table-cell>
          <table:table-cell office:value-type="string" calcext:value-type="string">
            <text:p>Weights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612" calcext:value-type="float">
            <text:p>0.4612</text:p>
          </table:table-cell>
          <table:table-cell office:value-type="float" office:value="0.5388" calcext:value-type="float">
            <text:p>0.538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62" calcext:value-type="float">
            <text:p>0.262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2579" calcext:value-type="float">
            <text:p>0.2579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166" calcext:value-type="float">
            <text:p>0.1166</text:p>
          </table:table-cell>
          <table:table-cell office:value-type="float" office:value="0.354" calcext:value-type="float">
            <text:p>0.354</text:p>
          </table:table-cell>
          <table:table-cell office:value-type="float" office:value="0.2481" calcext:value-type="float">
            <text:p>0.2481</text:p>
          </table:table-cell>
          <table:table-cell office:value-type="float" office:value="0.2813" calcext:value-type="float">
            <text:p>0.2813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7721" calcext:value-type="float">
            <text:p>0.07721</text:p>
          </table:table-cell>
          <table:table-cell office:value-type="float" office:value="0.3018" calcext:value-type="float">
            <text:p>0.3018</text:p>
          </table:table-cell>
          <table:table-cell office:value-type="float" office:value="0.2009" calcext:value-type="float">
            <text:p>0.2009</text:p>
          </table:table-cell>
          <table:table-cell office:value-type="float" office:value="0.278" calcext:value-type="float">
            <text:p>0.278</text:p>
          </table:table-cell>
          <table:table-cell office:value-type="float" office:value="0.1421" calcext:value-type="float">
            <text:p>0.1421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958" calcext:value-type="float">
            <text:p>0.1958</text:p>
          </table:table-cell>
          <table:table-cell office:value-type="float" office:value="0.2404" calcext:value-type="float">
            <text:p>0.2404</text:p>
          </table:table-cell>
          <table:table-cell office:value-type="float" office:value="0.1106" calcext:value-type="float">
            <text:p>0.1106</text:p>
          </table:table-cell>
          <table:table-cell office:value-type="float" office:value="0.2705" calcext:value-type="float">
            <text:p>0.2705</text:p>
          </table:table-cell>
          <table:table-cell office:value-type="float" office:value="0.1555" calcext:value-type="float">
            <text:p>0.1555</text:p>
          </table:table-cell>
          <table:table-cell office:value-type="float" office:value="0.02722" calcext:value-type="float">
            <text:p>0.02722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498" calcext:value-type="float">
            <text:p>0.2498</text:p>
          </table:table-cell>
          <table:table-cell office:value-type="float" office:value="0.1409" calcext:value-type="float">
            <text:p>0.1409</text:p>
          </table:table-cell>
          <table:table-cell office:value-type="float" office:value="0.2024" calcext:value-type="float">
            <text:p>0.2024</text:p>
          </table:table-cell>
          <table:table-cell office:value-type="float" office:value="0.06853" calcext:value-type="float">
            <text:p>0.06853</text:p>
          </table:table-cell>
          <table:table-cell office:value-type="float" office:value="0.189" calcext:value-type="float">
            <text:p>0.189</text:p>
          </table:table-cell>
          <table:table-cell office:value-type="float" office:value="0.02472" calcext:value-type="float">
            <text:p>0.02472</text:p>
          </table:table-cell>
          <table:table-cell office:value-type="float" office:value="0.1246" calcext:value-type="float">
            <text:p>0.124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919" calcext:value-type="float">
            <text:p>0.1919</text:p>
          </table:table-cell>
          <table:table-cell office:value-type="float" office:value="0.09923" calcext:value-type="float">
            <text:p>0.09923</text:p>
          </table:table-cell>
          <table:table-cell office:value-type="float" office:value="0.1976" calcext:value-type="float">
            <text:p>0.1976</text:p>
          </table:table-cell>
          <table:table-cell office:value-type="float" office:value="0.1494" calcext:value-type="float">
            <text:p>0.1494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02996" calcext:value-type="float">
            <text:p>0.02996</text:p>
          </table:table-cell>
          <table:table-cell office:value-type="float" office:value="0.06155" calcext:value-type="float">
            <text:p>0.06155</text:p>
          </table:table-cell>
          <table:table-cell office:value-type="float" office:value="0.1253" calcext:value-type="float">
            <text:p>0.1253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834" calcext:value-type="float">
            <text:p>0.1834</text:p>
          </table:table-cell>
          <table:table-cell office:value-type="float" office:value="0.1301" calcext:value-type="float">
            <text:p>0.1301</text:p>
          </table:table-cell>
          <table:table-cell office:value-type="float" office:value="0.09486" calcext:value-type="float">
            <text:p>0.09486</text:p>
          </table:table-cell>
          <table:table-cell office:value-type="float" office:value="0.1085" calcext:value-type="float">
            <text:p>0.1085</text:p>
          </table:table-cell>
          <table:table-cell office:value-type="float" office:value="0.1807" calcext:value-type="float">
            <text:p>0.1807</text:p>
          </table:table-cell>
          <table:table-cell office:value-type="float" office:value="0.1255" calcext:value-type="float">
            <text:p>0.1255</text:p>
          </table:table-cell>
          <table:table-cell office:value-type="float" office:value="0.04763" calcext:value-type="float">
            <text:p>0.04763</text:p>
          </table:table-cell>
          <table:table-cell office:value-type="float" office:value="0.03073" calcext:value-type="float">
            <text:p>0.03073</text:p>
          </table:table-cell>
          <table:table-cell office:value-type="float" office:value="0.0985" calcext:value-type="float">
            <text:p>0.098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163" calcext:value-type="float">
            <text:p>0.1163</text:p>
          </table:table-cell>
          <table:table-cell office:value-type="float" office:value="0.1062" calcext:value-type="float">
            <text:p>0.1062</text:p>
          </table:table-cell>
          <table:table-cell office:value-type="float" office:value="0.09637" calcext:value-type="float">
            <text:p>0.09637</text:p>
          </table:table-cell>
          <table:table-cell office:value-type="float" office:value="0.1396" calcext:value-type="float">
            <text:p>0.1396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02832" calcext:value-type="float">
            <text:p>0.02832</text:p>
          </table:table-cell>
          <table:table-cell office:value-type="float" office:value="0.06507" calcext:value-type="float">
            <text:p>0.06507</text:p>
          </table:table-cell>
          <table:table-cell office:value-type="float" office:value="0.09602" calcext:value-type="float">
            <text:p>0.0960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9478" calcext:value-type="float">
            <text:p>0.09478</text:p>
          </table:table-cell>
          <table:table-cell office:value-type="float" office:value="0.1678" calcext:value-type="float">
            <text:p>0.1678</text:p>
          </table:table-cell>
          <table:table-cell office:value-type="float" office:value="0.1206" calcext:value-type="float">
            <text:p>0.1206</text:p>
          </table:table-cell>
          <table:table-cell office:value-type="float" office:value="0.1113" calcext:value-type="float">
            <text:p>0.1113</text:p>
          </table:table-cell>
          <table:table-cell office:value-type="float" office:value="0.06077" calcext:value-type="float">
            <text:p>0.06077</text:p>
          </table:table-cell>
          <table:table-cell office:value-type="float" office:value="0.05803" calcext:value-type="float">
            <text:p>0.05803</text:p>
          </table:table-cell>
          <table:table-cell office:value-type="float" office:value="0.09698" calcext:value-type="float">
            <text:p>0.09698</text:p>
          </table:table-cell>
          <table:table-cell office:value-type="float" office:value="0.05742" calcext:value-type="float">
            <text:p>0.05742</text:p>
          </table:table-cell>
          <table:table-cell office:value-type="float" office:value="0.1351" calcext:value-type="float">
            <text:p>0.1351</text:p>
          </table:table-cell>
          <table:table-cell office:value-type="float" office:value="0.05936" calcext:value-type="float">
            <text:p>0.05936</text:p>
          </table:table-cell>
          <table:table-cell office:value-type="float" office:value="0.03798" calcext:value-type="float">
            <text:p>0.0379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8598" calcext:value-type="float">
            <text:p>0.08598</text:p>
          </table:table-cell>
          <table:table-cell office:value-type="float" office:value="0.1091" calcext:value-type="float">
            <text:p>0.1091</text:p>
          </table:table-cell>
          <table:table-cell office:value-type="float" office:value="0.1034" calcext:value-type="float">
            <text:p>0.1034</text:p>
          </table:table-cell>
          <table:table-cell office:value-type="float" office:value="0.1078" calcext:value-type="float">
            <text:p>0.1078</text:p>
          </table:table-cell>
          <table:table-cell office:value-type="float" office:value="0.1208" calcext:value-type="float">
            <text:p>0.1208</text:p>
          </table:table-cell>
          <table:table-cell office:value-type="float" office:value="0.09654" calcext:value-type="float">
            <text:p>0.09654</text:p>
          </table:table-cell>
          <table:table-cell office:value-type="float" office:value="0.0649" calcext:value-type="float">
            <text:p>0.0649</text:p>
          </table:table-cell>
          <table:table-cell office:value-type="float" office:value="0.05771" calcext:value-type="float">
            <text:p>0.05771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05859" calcext:value-type="float">
            <text:p>0.05859</text:p>
          </table:table-cell>
          <table:table-cell office:value-type="float" office:value="0.05834" calcext:value-type="float">
            <text:p>0.05834</text:p>
          </table:table-cell>
          <table:table-cell office:value-type="float" office:value="0.0342" calcext:value-type="float">
            <text:p>0.034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116" calcext:value-type="float">
            <text:p>0.1116</text:p>
          </table:table-cell>
          <table:table-cell office:value-type="float" office:value="0.07524" calcext:value-type="float">
            <text:p>0.07524</text:p>
          </table:table-cell>
          <table:table-cell office:value-type="float" office:value="0.07231" calcext:value-type="float">
            <text:p>0.07231</text:p>
          </table:table-cell>
          <table:table-cell office:value-type="float" office:value="0.1083" calcext:value-type="float">
            <text:p>0.1083</text:p>
          </table:table-cell>
          <table:table-cell office:value-type="float" office:value="0.1059" calcext:value-type="float">
            <text:p>0.1059</text:p>
          </table:table-cell>
          <table:table-cell office:value-type="float" office:value="0.1065" calcext:value-type="float">
            <text:p>0.1065</text:p>
          </table:table-cell>
          <table:table-cell office:value-type="float" office:value="0.06578" calcext:value-type="float">
            <text:p>0.06578</text:p>
          </table:table-cell>
          <table:table-cell office:value-type="float" office:value="0.07148" calcext:value-type="float">
            <text:p>0.07148</text:p>
          </table:table-cell>
          <table:table-cell office:value-type="float" office:value="0.07679" calcext:value-type="float">
            <text:p>0.07679</text:p>
          </table:table-cell>
          <table:table-cell office:value-type="float" office:value="0.07739" calcext:value-type="float">
            <text:p>0.07739</text:p>
          </table:table-cell>
          <table:table-cell office:value-type="float" office:value="0.05324" calcext:value-type="float">
            <text:p>0.05324</text:p>
          </table:table-cell>
          <table:table-cell office:value-type="float" office:value="0.04496" calcext:value-type="float">
            <text:p>0.04496</text:p>
          </table:table-cell>
          <table:table-cell office:value-type="float" office:value="0.03054" calcext:value-type="float">
            <text:p>0.0305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8951" calcext:value-type="float">
            <text:p>0.08951</text:p>
          </table:table-cell>
          <table:table-cell office:value-type="float" office:value="0.07536" calcext:value-type="float">
            <text:p>0.07536</text:p>
          </table:table-cell>
          <table:table-cell office:value-type="float" office:value="0.1255" calcext:value-type="float">
            <text:p>0.1255</text:p>
          </table:table-cell>
          <table:table-cell office:value-type="float" office:value="0.1289" calcext:value-type="float">
            <text:p>0.1289</text:p>
          </table:table-cell>
          <table:table-cell office:value-type="float" office:value="0.06535" calcext:value-type="float">
            <text:p>0.06535</text:p>
          </table:table-cell>
          <table:table-cell office:value-type="float" office:value="0.06999" calcext:value-type="float">
            <text:p>0.06999</text:p>
          </table:table-cell>
          <table:table-cell office:value-type="float" office:value="0.06177" calcext:value-type="float">
            <text:p>0.06177</text:p>
          </table:table-cell>
          <table:table-cell office:value-type="float" office:value="0.03569" calcext:value-type="float">
            <text:p>0.03569</text:p>
          </table:table-cell>
          <table:table-cell office:value-type="float" office:value="0.04998" calcext:value-type="float">
            <text:p>0.04998</text:p>
          </table:table-cell>
          <table:table-cell office:value-type="float" office:value="0.0562" calcext:value-type="float">
            <text:p>0.0562</text:p>
          </table:table-cell>
          <table:table-cell office:value-type="float" office:value="0.08301" calcext:value-type="float">
            <text:p>0.08301</text:p>
          </table:table-cell>
          <table:table-cell office:value-type="float" office:value="0.09224" calcext:value-type="float">
            <text:p>0.09224</text:p>
          </table:table-cell>
          <table:table-cell office:value-type="float" office:value="0.03629" calcext:value-type="float">
            <text:p>0.03629</text:p>
          </table:table-cell>
          <table:table-cell office:value-type="float" office:value="0.0303" calcext:value-type="float">
            <text:p>0.030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9566" calcext:value-type="float">
            <text:p>0.09566</text:p>
          </table:table-cell>
          <table:table-cell office:value-type="float" office:value="0.1816" calcext:value-type="float">
            <text:p>0.1816</text:p>
          </table:table-cell>
          <table:table-cell office:value-type="float" office:value="0.1084" calcext:value-type="float">
            <text:p>0.1084</text:p>
          </table:table-cell>
          <table:table-cell office:value-type="float" office:value="0.05653" calcext:value-type="float">
            <text:p>0.05653</text:p>
          </table:table-cell>
          <table:table-cell office:value-type="float" office:value="0.07202" calcext:value-type="float">
            <text:p>0.07202</text:p>
          </table:table-cell>
          <table:table-cell office:value-type="float" office:value="0.06792" calcext:value-type="float">
            <text:p>0.06792</text:p>
          </table:table-cell>
          <table:table-cell office:value-type="float" office:value="0.03884" calcext:value-type="float">
            <text:p>0.03884</text:p>
          </table:table-cell>
          <table:table-cell office:value-type="float" office:value="0.06302" calcext:value-type="float">
            <text:p>0.06302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3516" calcext:value-type="float">
            <text:p>0.03516</text:p>
          </table:table-cell>
          <table:table-cell office:value-type="float" office:value="0.07588" calcext:value-type="float">
            <text:p>0.07588</text:p>
          </table:table-cell>
          <table:table-cell office:value-type="float" office:value="0.01876" calcext:value-type="float">
            <text:p>0.01876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02107" calcext:value-type="float">
            <text:p>0.02107</text:p>
          </table:table-cell>
          <table:table-cell office:value-type="float" office:value="0.03046" calcext:value-type="float">
            <text:p>0.030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9T17:05:35.894882169</dc:date>
    <meta:editing-duration>PT1M30S</meta:editing-duration>
    <meta:editing-cycles>1</meta:editing-cycles>
    <meta:document-statistic meta:table-count="1" meta:cell-count="135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84cm" svg:y="0.715cm" style:legend-expansion="high" chart:style-name="ch2"/>
        <chart:plot-area chart:style-name="ch3" table:cell-range-address="GHOST_cats_weights.B2:GHOST_cats_weights.P15" svg:x="0.32cm" svg:y="0.18cm" svg:width="13.044cm" svg:height="8.64cm">
          <chartooo:coordinate-region svg:x="1.047cm" svg:y="0.38cm" svg:width="12.317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HOST_cats_weights.B2:GHOST_cats_weights.B15" chart:class="chart:bar">
            <chart:data-point chart:repeated="14"/>
          </chart:series>
          <chart:series chart:style-name="ch8" chart:values-cell-range-address="GHOST_cats_weights.C2:GHOST_cats_weights.C15" chart:class="chart:bar">
            <chart:data-point chart:repeated="14"/>
          </chart:series>
          <chart:series chart:style-name="ch9" chart:values-cell-range-address="GHOST_cats_weights.D2:GHOST_cats_weights.D15" chart:class="chart:bar">
            <chart:data-point chart:repeated="14"/>
          </chart:series>
          <chart:series chart:style-name="ch10" chart:values-cell-range-address="GHOST_cats_weights.E2:GHOST_cats_weights.E15" chart:class="chart:bar">
            <chart:data-point chart:repeated="14"/>
          </chart:series>
          <chart:series chart:style-name="ch11" chart:values-cell-range-address="GHOST_cats_weights.F2:GHOST_cats_weights.F15" chart:class="chart:bar">
            <chart:data-point chart:repeated="14"/>
          </chart:series>
          <chart:series chart:style-name="ch12" chart:values-cell-range-address="GHOST_cats_weights.G2:GHOST_cats_weights.G15" chart:class="chart:bar">
            <chart:data-point chart:repeated="14"/>
          </chart:series>
          <chart:series chart:style-name="ch13" chart:values-cell-range-address="GHOST_cats_weights.H2:GHOST_cats_weights.H15" chart:class="chart:bar">
            <chart:data-point chart:repeated="14"/>
          </chart:series>
          <chart:series chart:style-name="ch14" chart:values-cell-range-address="GHOST_cats_weights.I2:GHOST_cats_weights.I15" chart:class="chart:bar">
            <chart:data-point chart:repeated="14"/>
          </chart:series>
          <chart:series chart:style-name="ch15" chart:values-cell-range-address="GHOST_cats_weights.J2:GHOST_cats_weights.J15" chart:class="chart:bar">
            <chart:data-point chart:repeated="14"/>
          </chart:series>
          <chart:series chart:style-name="ch16" chart:values-cell-range-address="GHOST_cats_weights.K2:GHOST_cats_weights.K15" chart:class="chart:bar">
            <chart:data-point chart:repeated="14"/>
          </chart:series>
          <chart:series chart:style-name="ch17" chart:values-cell-range-address="GHOST_cats_weights.L2:GHOST_cats_weights.L15" chart:class="chart:bar">
            <chart:data-point chart:repeated="14"/>
          </chart:series>
          <chart:series chart:style-name="ch18" chart:values-cell-range-address="GHOST_cats_weights.M2:GHOST_cats_weights.M15" chart:class="chart:bar">
            <chart:data-point chart:repeated="14"/>
          </chart:series>
          <chart:series chart:style-name="ch19" chart:values-cell-range-address="GHOST_cats_weights.N2:GHOST_cats_weights.N15" chart:class="chart:bar">
            <chart:data-point chart:repeated="14"/>
          </chart:series>
          <chart:series chart:style-name="ch20" chart:values-cell-range-address="GHOST_cats_weights.O2:GHOST_cats_weights.O15" chart:class="chart:bar">
            <chart:data-point chart:repeated="14"/>
          </chart:series>
          <chart:series chart:style-name="ch21" chart:values-cell-range-address="GHOST_cats_weights.P2:GHOST_cats_weights.P15" chart:class="chart:bar">
            <chart:data-point chart:repeated="14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12">
                <text:p>0.4612</text:p>
                <draw:g>
                  <svg:desc>GHOST_cats_weights.B2:GHOST_cats_weights.B15</svg:desc>
                </draw:g>
              </table:table-cell>
              <table:table-cell office:value-type="float" office:value="0.5388">
                <text:p>0.5388</text:p>
                <draw:g>
                  <svg:desc>GHOST_cats_weights.C2:GHOST_cats_weights.C15</svg:desc>
                </draw:g>
              </table:table-cell>
              <table:table-cell office:value-type="float" office:value="NaN">
                <text:p>NaN</text:p>
                <draw:g>
                  <svg:desc>GHOST_cats_weights.D2:GHOST_cats_weights.D15</svg:desc>
                </draw:g>
              </table:table-cell>
              <table:table-cell office:value-type="float" office:value="NaN">
                <text:p>NaN</text:p>
                <draw:g>
                  <svg:desc>GHOST_cats_weights.E2:GHOST_cats_weights.E15</svg:desc>
                </draw:g>
              </table:table-cell>
              <table:table-cell office:value-type="float" office:value="NaN">
                <text:p>NaN</text:p>
                <draw:g>
                  <svg:desc>GHOST_cats_weights.F2:GHOST_cats_weights.F15</svg:desc>
                </draw:g>
              </table:table-cell>
              <table:table-cell office:value-type="float" office:value="NaN">
                <text:p>NaN</text:p>
                <draw:g>
                  <svg:desc>GHOST_cats_weights.G2:GHOST_cats_weights.G15</svg:desc>
                </draw:g>
              </table:table-cell>
              <table:table-cell office:value-type="float" office:value="NaN">
                <text:p>NaN</text:p>
                <draw:g>
                  <svg:desc>GHOST_cats_weights.H2:GHOST_cats_weights.H15</svg:desc>
                </draw:g>
              </table:table-cell>
              <table:table-cell office:value-type="float" office:value="NaN">
                <text:p>NaN</text:p>
                <draw:g>
                  <svg:desc>GHOST_cats_weights.I2:GHOST_cats_weights.I15</svg:desc>
                </draw:g>
              </table:table-cell>
              <table:table-cell office:value-type="float" office:value="NaN">
                <text:p>NaN</text:p>
                <draw:g>
                  <svg:desc>GHOST_cats_weights.J2:GHOST_cats_weights.J15</svg:desc>
                </draw:g>
              </table:table-cell>
              <table:table-cell office:value-type="float" office:value="NaN">
                <text:p>NaN</text:p>
                <draw:g>
                  <svg:desc>GHOST_cats_weights.K2:GHOST_cats_weights.K15</svg:desc>
                </draw:g>
              </table:table-cell>
              <table:table-cell office:value-type="float" office:value="NaN">
                <text:p>NaN</text:p>
                <draw:g>
                  <svg:desc>GHOST_cats_weights.L2:GHOST_cats_weights.L15</svg:desc>
                </draw:g>
              </table:table-cell>
              <table:table-cell office:value-type="float" office:value="NaN">
                <text:p>NaN</text:p>
                <draw:g>
                  <svg:desc>GHOST_cats_weights.M2:GHOST_cats_weights.M15</svg:desc>
                </draw:g>
              </table:table-cell>
              <table:table-cell office:value-type="float" office:value="NaN">
                <text:p>NaN</text:p>
                <draw:g>
                  <svg:desc>GHOST_cats_weights.N2:GHOST_cats_weights.N15</svg:desc>
                </draw:g>
              </table:table-cell>
              <table:table-cell office:value-type="float" office:value="NaN">
                <text:p>NaN</text:p>
                <draw:g>
                  <svg:desc>GHOST_cats_weights.O2:GHOST_cats_weights.O15</svg:desc>
                </draw:g>
              </table:table-cell>
              <table:table-cell office:value-type="float" office:value="NaN">
                <text:p>NaN</text:p>
                <draw:g>
                  <svg:desc>GHOST_cats_weights.P2:GHOST_cats_weights.P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62">
                <text:p>0.262</text:p>
              </table:table-cell>
              <table:table-cell office:value-type="float" office:value="0.4801">
                <text:p>0.4801</text:p>
              </table:table-cell>
              <table:table-cell office:value-type="float" office:value="0.2579">
                <text:p>0.2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66">
                <text:p>0.1166</text:p>
              </table:table-cell>
              <table:table-cell office:value-type="float" office:value="0.354">
                <text:p>0.354</text:p>
              </table:table-cell>
              <table:table-cell office:value-type="float" office:value="0.2481">
                <text:p>0.2481</text:p>
              </table:table-cell>
              <table:table-cell office:value-type="float" office:value="0.2813">
                <text:p>0.2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721">
                <text:p>0.07721</text:p>
              </table:table-cell>
              <table:table-cell office:value-type="float" office:value="0.3018">
                <text:p>0.3018</text:p>
              </table:table-cell>
              <table:table-cell office:value-type="float" office:value="0.2009">
                <text:p>0.2009</text:p>
              </table:table-cell>
              <table:table-cell office:value-type="float" office:value="0.278">
                <text:p>0.278</text:p>
              </table:table-cell>
              <table:table-cell office:value-type="float" office:value="0.1421">
                <text:p>0.1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58">
                <text:p>0.1958</text:p>
              </table:table-cell>
              <table:table-cell office:value-type="float" office:value="0.2404">
                <text:p>0.2404</text:p>
              </table:table-cell>
              <table:table-cell office:value-type="float" office:value="0.1106">
                <text:p>0.1106</text:p>
              </table:table-cell>
              <table:table-cell office:value-type="float" office:value="0.2705">
                <text:p>0.2705</text:p>
              </table:table-cell>
              <table:table-cell office:value-type="float" office:value="0.1555">
                <text:p>0.1555</text:p>
              </table:table-cell>
              <table:table-cell office:value-type="float" office:value="0.02722">
                <text:p>0.02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98">
                <text:p>0.2498</text:p>
              </table:table-cell>
              <table:table-cell office:value-type="float" office:value="0.1409">
                <text:p>0.1409</text:p>
              </table:table-cell>
              <table:table-cell office:value-type="float" office:value="0.2024">
                <text:p>0.2024</text:p>
              </table:table-cell>
              <table:table-cell office:value-type="float" office:value="0.06853">
                <text:p>0.06853</text:p>
              </table:table-cell>
              <table:table-cell office:value-type="float" office:value="0.189">
                <text:p>0.189</text:p>
              </table:table-cell>
              <table:table-cell office:value-type="float" office:value="0.02472">
                <text:p>0.02472</text:p>
              </table:table-cell>
              <table:table-cell office:value-type="float" office:value="0.1246">
                <text:p>0.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919">
                <text:p>0.1919</text:p>
              </table:table-cell>
              <table:table-cell office:value-type="float" office:value="0.09923">
                <text:p>0.09923</text:p>
              </table:table-cell>
              <table:table-cell office:value-type="float" office:value="0.1976">
                <text:p>0.1976</text:p>
              </table:table-cell>
              <table:table-cell office:value-type="float" office:value="0.1494">
                <text:p>0.1494</text:p>
              </table:table-cell>
              <table:table-cell office:value-type="float" office:value="0.1451">
                <text:p>0.1451</text:p>
              </table:table-cell>
              <table:table-cell office:value-type="float" office:value="0.02996">
                <text:p>0.02996</text:p>
              </table:table-cell>
              <table:table-cell office:value-type="float" office:value="0.06155">
                <text:p>0.06155</text:p>
              </table:table-cell>
              <table:table-cell office:value-type="float" office:value="0.1253">
                <text:p>0.1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834">
                <text:p>0.1834</text:p>
              </table:table-cell>
              <table:table-cell office:value-type="float" office:value="0.1301">
                <text:p>0.1301</text:p>
              </table:table-cell>
              <table:table-cell office:value-type="float" office:value="0.09486">
                <text:p>0.09486</text:p>
              </table:table-cell>
              <table:table-cell office:value-type="float" office:value="0.1085">
                <text:p>0.1085</text:p>
              </table:table-cell>
              <table:table-cell office:value-type="float" office:value="0.1807">
                <text:p>0.1807</text:p>
              </table:table-cell>
              <table:table-cell office:value-type="float" office:value="0.1255">
                <text:p>0.1255</text:p>
              </table:table-cell>
              <table:table-cell office:value-type="float" office:value="0.04763">
                <text:p>0.04763</text:p>
              </table:table-cell>
              <table:table-cell office:value-type="float" office:value="0.03073">
                <text:p>0.03073</text:p>
              </table:table-cell>
              <table:table-cell office:value-type="float" office:value="0.0985">
                <text:p>0.0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63">
                <text:p>0.1163</text:p>
              </table:table-cell>
              <table:table-cell office:value-type="float" office:value="0.1062">
                <text:p>0.1062</text:p>
              </table:table-cell>
              <table:table-cell office:value-type="float" office:value="0.09637">
                <text:p>0.09637</text:p>
              </table:table-cell>
              <table:table-cell office:value-type="float" office:value="0.1396">
                <text:p>0.1396</text:p>
              </table:table-cell>
              <table:table-cell office:value-type="float" office:value="0.1086">
                <text:p>0.1086</text:p>
              </table:table-cell>
              <table:table-cell office:value-type="float" office:value="0.1242">
                <text:p>0.1242</text:p>
              </table:table-cell>
              <table:table-cell office:value-type="float" office:value="0.1193">
                <text:p>0.1193</text:p>
              </table:table-cell>
              <table:table-cell office:value-type="float" office:value="0.02832">
                <text:p>0.02832</text:p>
              </table:table-cell>
              <table:table-cell office:value-type="float" office:value="0.06507">
                <text:p>0.06507</text:p>
              </table:table-cell>
              <table:table-cell office:value-type="float" office:value="0.09602">
                <text:p>0.09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478">
                <text:p>0.09478</text:p>
              </table:table-cell>
              <table:table-cell office:value-type="float" office:value="0.1678">
                <text:p>0.1678</text:p>
              </table:table-cell>
              <table:table-cell office:value-type="float" office:value="0.1206">
                <text:p>0.1206</text:p>
              </table:table-cell>
              <table:table-cell office:value-type="float" office:value="0.1113">
                <text:p>0.1113</text:p>
              </table:table-cell>
              <table:table-cell office:value-type="float" office:value="0.06077">
                <text:p>0.06077</text:p>
              </table:table-cell>
              <table:table-cell office:value-type="float" office:value="0.05803">
                <text:p>0.05803</text:p>
              </table:table-cell>
              <table:table-cell office:value-type="float" office:value="0.09698">
                <text:p>0.09698</text:p>
              </table:table-cell>
              <table:table-cell office:value-type="float" office:value="0.05742">
                <text:p>0.05742</text:p>
              </table:table-cell>
              <table:table-cell office:value-type="float" office:value="0.1351">
                <text:p>0.1351</text:p>
              </table:table-cell>
              <table:table-cell office:value-type="float" office:value="0.05936">
                <text:p>0.05936</text:p>
              </table:table-cell>
              <table:table-cell office:value-type="float" office:value="0.03798">
                <text:p>0.03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598">
                <text:p>0.08598</text:p>
              </table:table-cell>
              <table:table-cell office:value-type="float" office:value="0.1091">
                <text:p>0.1091</text:p>
              </table:table-cell>
              <table:table-cell office:value-type="float" office:value="0.1034">
                <text:p>0.1034</text:p>
              </table:table-cell>
              <table:table-cell office:value-type="float" office:value="0.1078">
                <text:p>0.1078</text:p>
              </table:table-cell>
              <table:table-cell office:value-type="float" office:value="0.1208">
                <text:p>0.1208</text:p>
              </table:table-cell>
              <table:table-cell office:value-type="float" office:value="0.09654">
                <text:p>0.09654</text:p>
              </table:table-cell>
              <table:table-cell office:value-type="float" office:value="0.0649">
                <text:p>0.0649</text:p>
              </table:table-cell>
              <table:table-cell office:value-type="float" office:value="0.05771">
                <text:p>0.05771</text:p>
              </table:table-cell>
              <table:table-cell office:value-type="float" office:value="0.1026">
                <text:p>0.1026</text:p>
              </table:table-cell>
              <table:table-cell office:value-type="float" office:value="0.05859">
                <text:p>0.05859</text:p>
              </table:table-cell>
              <table:table-cell office:value-type="float" office:value="0.05834">
                <text:p>0.05834</text:p>
              </table:table-cell>
              <table:table-cell office:value-type="float" office:value="0.0342">
                <text:p>0.0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16">
                <text:p>0.1116</text:p>
              </table:table-cell>
              <table:table-cell office:value-type="float" office:value="0.07524">
                <text:p>0.07524</text:p>
              </table:table-cell>
              <table:table-cell office:value-type="float" office:value="0.07231">
                <text:p>0.07231</text:p>
              </table:table-cell>
              <table:table-cell office:value-type="float" office:value="0.1083">
                <text:p>0.1083</text:p>
              </table:table-cell>
              <table:table-cell office:value-type="float" office:value="0.1059">
                <text:p>0.1059</text:p>
              </table:table-cell>
              <table:table-cell office:value-type="float" office:value="0.1065">
                <text:p>0.1065</text:p>
              </table:table-cell>
              <table:table-cell office:value-type="float" office:value="0.06578">
                <text:p>0.06578</text:p>
              </table:table-cell>
              <table:table-cell office:value-type="float" office:value="0.07148">
                <text:p>0.07148</text:p>
              </table:table-cell>
              <table:table-cell office:value-type="float" office:value="0.07679">
                <text:p>0.07679</text:p>
              </table:table-cell>
              <table:table-cell office:value-type="float" office:value="0.07739">
                <text:p>0.07739</text:p>
              </table:table-cell>
              <table:table-cell office:value-type="float" office:value="0.05324">
                <text:p>0.05324</text:p>
              </table:table-cell>
              <table:table-cell office:value-type="float" office:value="0.04496">
                <text:p>0.04496</text:p>
              </table:table-cell>
              <table:table-cell office:value-type="float" office:value="0.03054">
                <text:p>0.03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951">
                <text:p>0.08951</text:p>
              </table:table-cell>
              <table:table-cell office:value-type="float" office:value="0.07536">
                <text:p>0.07536</text:p>
              </table:table-cell>
              <table:table-cell office:value-type="float" office:value="0.1255">
                <text:p>0.1255</text:p>
              </table:table-cell>
              <table:table-cell office:value-type="float" office:value="0.1289">
                <text:p>0.1289</text:p>
              </table:table-cell>
              <table:table-cell office:value-type="float" office:value="0.06535">
                <text:p>0.06535</text:p>
              </table:table-cell>
              <table:table-cell office:value-type="float" office:value="0.06999">
                <text:p>0.06999</text:p>
              </table:table-cell>
              <table:table-cell office:value-type="float" office:value="0.06177">
                <text:p>0.06177</text:p>
              </table:table-cell>
              <table:table-cell office:value-type="float" office:value="0.03569">
                <text:p>0.03569</text:p>
              </table:table-cell>
              <table:table-cell office:value-type="float" office:value="0.04998">
                <text:p>0.04998</text:p>
              </table:table-cell>
              <table:table-cell office:value-type="float" office:value="0.0562">
                <text:p>0.0562</text:p>
              </table:table-cell>
              <table:table-cell office:value-type="float" office:value="0.08301">
                <text:p>0.08301</text:p>
              </table:table-cell>
              <table:table-cell office:value-type="float" office:value="0.09224">
                <text:p>0.09224</text:p>
              </table:table-cell>
              <table:table-cell office:value-type="float" office:value="0.03629">
                <text:p>0.03629</text:p>
              </table:table-cell>
              <table:table-cell office:value-type="float" office:value="0.0303">
                <text:p>0.0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566">
                <text:p>0.09566</text:p>
              </table:table-cell>
              <table:table-cell office:value-type="float" office:value="0.1816">
                <text:p>0.1816</text:p>
              </table:table-cell>
              <table:table-cell office:value-type="float" office:value="0.1084">
                <text:p>0.1084</text:p>
              </table:table-cell>
              <table:table-cell office:value-type="float" office:value="0.05653">
                <text:p>0.05653</text:p>
              </table:table-cell>
              <table:table-cell office:value-type="float" office:value="0.07202">
                <text:p>0.07202</text:p>
              </table:table-cell>
              <table:table-cell office:value-type="float" office:value="0.06792">
                <text:p>0.06792</text:p>
              </table:table-cell>
              <table:table-cell office:value-type="float" office:value="0.03884">
                <text:p>0.03884</text:p>
              </table:table-cell>
              <table:table-cell office:value-type="float" office:value="0.06302">
                <text:p>0.06302</text:p>
              </table:table-cell>
              <table:table-cell office:value-type="float" office:value="0.0322">
                <text:p>0.0322</text:p>
              </table:table-cell>
              <table:table-cell office:value-type="float" office:value="0.03516">
                <text:p>0.03516</text:p>
              </table:table-cell>
              <table:table-cell office:value-type="float" office:value="0.07588">
                <text:p>0.07588</text:p>
              </table:table-cell>
              <table:table-cell office:value-type="float" office:value="0.01876">
                <text:p>0.01876</text:p>
              </table:table-cell>
              <table:table-cell office:value-type="float" office:value="0.1025">
                <text:p>0.1025</text:p>
              </table:table-cell>
              <table:table-cell office:value-type="float" office:value="0.02107">
                <text:p>0.02107</text:p>
              </table:table-cell>
              <table:table-cell office:value-type="float" office:value="0.03046">
                <text:p>0.030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